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% subject %]</text:p>
      <text:p text:style-name="Standard">[% short_comment %]</text:p>
      <text:p text:style-name="Standard">[% detail_comment %]</text:p>
      <text:p text:style-name="Standard">[% picture %]</text:p>
      <text:p text:style-name="Standard">[% phone %]</text:p>
      <text:p text:style-name="Standard">[% name %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11:22</meta:creation-date>
    <dc:date>2011-12-02T20:20:16</dc:date>
    <meta:editing-duration>PT16M24S</meta:editing-duration>
    <meta:editing-cycles>9</meta:editing-cycles>
    <meta:generator>LibreOffice/3.3$Unix LibreOffice_project/330m19$Build-8</meta:generator>
    <meta:document-statistic meta:table-count="0" meta:image-count="0" meta:object-count="0" meta:page-count="1" meta:paragraph-count="6" meta:word-count="18" meta:character-count="86"/>
  </office:meta>
</office:document-meta>
</file>